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UILLENA VELA, JOSE ENRIQUE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GUILLENA VELA, JOSE ENRIQUE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532141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RIOS CADILLO, DERECK HAROLD</text:p>
          </table:table-cell>
          <table:covered-table-cell/>
          <table:covered-table-cell/>
          <table:table-cell table:style-name="Tabla1.E3" table:number-columns-spanned="2" office:value-type="string">
            <text:p text:style-name="P7">DNI:7060346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4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3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57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28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8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2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3T21:36:1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